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rade Gothic LT Std" svg:font-family="'Trade Gothic LT Std', 'Trade Gothic LT St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4.195cm"/>
    </style:style>
    <style:style style:name="co13" style:family="table-column">
      <style:table-column-properties fo:break-before="auto" style:column-width="2.917cm"/>
    </style:style>
    <style:style style:name="co14" style:family="table-column">
      <style:table-column-properties fo:break-before="auto" style:column-width="4.24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4.055cm"/>
    </style:style>
    <style:style style:name="co17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3.057cm"/>
    </style:style>
    <style:style style:name="co20" style:family="table-column">
      <style:table-column-properties fo:break-before="auto" style:column-width="4.999cm"/>
    </style:style>
    <style:style style:name="co21" style:family="table-column">
      <style:table-column-properties fo:break-before="auto" style:column-width="2.723cm"/>
    </style:style>
    <style:style style:name="co22" style:family="table-column">
      <style:table-column-properties fo:break-before="auto" style:column-width="2.475cm"/>
    </style:style>
    <style:style style:name="co23" style:family="table-column">
      <style:table-column-properties fo:break-before="auto" style:column-width="1.78cm"/>
    </style:style>
    <style:style style:name="co24" style:family="table-column">
      <style:table-column-properties fo:break-before="auto" style:column-width="4.277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cm"/>
    </style:style>
    <style:style style:name="co27" style:family="table-column">
      <style:table-column-properties fo:break-before="auto" style:column-width="4.833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4.916cm"/>
    </style:style>
    <style:style style:name="co30" style:family="table-column">
      <style:table-column-properties fo:break-before="auto" style:column-width="2.806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2.501cm"/>
    </style:style>
    <style:style style:name="co33" style:family="table-column">
      <style:table-column-properties fo:break-before="auto" style:column-width="0.781cm"/>
    </style:style>
    <style:style style:name="co34" style:family="table-column">
      <style:table-column-properties fo:break-before="auto" style:column-width="1.642cm"/>
    </style:style>
    <style:style style:name="co35" style:family="table-column">
      <style:table-column-properties fo:break-before="auto" style:column-width="1.115cm"/>
    </style:style>
    <style:style style:name="co36" style:family="table-column">
      <style:table-column-properties fo:break-before="auto" style:column-width="0.94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1.614cm"/>
    </style:style>
    <style:style style:name="co39" style:family="table-column">
      <style:table-column-properties fo:break-before="auto" style:column-width="1.919cm"/>
    </style:style>
    <style:style style:name="co40" style:family="table-column">
      <style:table-column-properties fo:break-before="auto" style:column-width="2.168cm"/>
    </style:style>
    <style:style style:name="co41" style:family="table-column">
      <style:table-column-properties fo:break-before="auto" style:column-width="2.558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3.556cm"/>
    </style:style>
    <style:style style:name="co44" style:family="table-column">
      <style:table-column-properties fo:break-before="auto" style:column-width="3.085cm"/>
    </style:style>
    <style:style style:name="co45" style:family="table-column">
      <style:table-column-properties fo:break-before="auto" style:column-width="3.473cm"/>
    </style:style>
    <style:style style:name="co46" style:family="table-column">
      <style:table-column-properties fo:break-before="auto" style:column-width="3.918cm"/>
    </style:style>
    <style:style style:name="co47" style:family="table-column">
      <style:table-column-properties fo:break-before="auto" style:column-width="3.667cm"/>
    </style:style>
    <style:style style:name="co48" style:family="table-column">
      <style:table-column-properties fo:break-before="auto" style:column-width="3.639cm"/>
    </style:style>
    <style:style style:name="co49" style:family="table-column">
      <style:table-column-properties fo:break-before="auto" style:column-width="3.501cm"/>
    </style:style>
    <style:style style:name="co50" style:family="table-column">
      <style:table-column-properties fo:break-before="auto" style:column-width="3.279cm"/>
    </style:style>
    <style:style style:name="co51" style:family="table-column">
      <style:table-column-properties fo:break-before="auto" style:column-width="1.392cm"/>
    </style:style>
    <style:style style:name="co52" style:family="table-column">
      <style:table-column-properties fo:break-before="auto" style:column-width="0.864cm"/>
    </style:style>
    <style:style style:name="co53" style:family="table-column">
      <style:table-column-properties fo:break-before="auto" style:column-width="1.974cm"/>
    </style:style>
    <style:style style:name="co54" style:family="table-column">
      <style:table-column-properties fo:break-before="auto" style:column-width="2.447cm"/>
    </style:style>
    <style:style style:name="co55" style:family="table-column">
      <style:table-column-properties fo:break-before="auto" style:column-width="1.42cm"/>
    </style:style>
    <style:style style:name="co56" style:family="table-column">
      <style:table-column-properties fo:break-before="auto" style:column-width="4.306cm"/>
    </style:style>
    <style:style style:name="co57" style:family="table-column">
      <style:table-column-properties fo:break-before="auto" style:column-width="2.584cm"/>
    </style:style>
    <style:style style:name="co58" style:family="table-column">
      <style:table-column-properties fo:break-before="auto" style:column-width="3.889cm"/>
    </style:style>
    <style:style style:name="co59" style:family="table-column">
      <style:table-column-properties fo:break-before="auto" style:column-width="11.52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ade Gothic LT Std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00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Arial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ackground-color="#ff9900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Arial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table table:name="SP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YP</text:p>
          </table:table-cell>
          <table:table-cell table:style-name="ce1" office:value-type="string">
            <text:p>Teil</text:p>
          </table:table-cell>
          <table:table-cell table:style-name="ce1" office:value-type="string">
            <text:p>V min</text:p>
          </table:table-cell>
          <table:table-cell table:style-name="ce1" office:value-type="string">
            <text:p>V max</text:p>
          </table:table-cell>
          <table:table-cell table:style-name="ce1" office:value-type="string">
            <text:p>I</text:p>
          </table:table-cell>
          <table:table-cell table:style-name="ce3" office:value-type="string">
            <text:p>I typ</text:p>
          </table:table-cell>
          <table:table-cell table:style-name="ce1" office:value-type="string">
            <text:p>I max</text:p>
          </table:table-cell>
          <table:table-cell table:style-name="ce1" office:value-type="string">
            <text:p>Bemerkung</text:p>
          </table:table-cell>
          <table:table-cell/>
        </table:table-row>
        <table:table-row table:style-name="ro1">
          <table:table-cell office:value-type="string">
            <text:p>RFM</text:p>
          </table:table-cell>
          <table:table-cell office:value-type="string">
            <text:p>RFM12B</text:p>
          </table:table-cell>
          <table:table-cell table:number-columns-repeated="7"/>
        </table:table-row>
        <table:table-row table:style-name="ro1">
          <table:table-cell office:value-type="string">
            <text:p>MC</text:p>
          </table:table-cell>
          <table:table-cell table:number-columns-repeated="8"/>
        </table:table-row>
        <table:table-row table:style-name="ro1">
          <table:table-cell office:value-type="string">
            <text:p>Sensor</text:p>
          </table:table-cell>
          <table:table-cell office:value-type="string">
            <text:p>Pollin</text:p>
          </table:table-cell>
          <table:table-cell office:value-type="string">
            <text:p>6V</text:p>
          </table:table-cell>
          <table:table-cell office:value-type="string">
            <text:p>24V</text:p>
          </table:table-cell>
          <table:table-cell office:value-type="string">
            <text:p>2,5mA</text:p>
          </table:table-cell>
          <table:table-cell/>
          <table:table-cell office:value-type="string">
            <text:p>10mA</text:p>
          </table:table-cell>
          <table:table-cell table:number-columns-repeated="2"/>
        </table:table-row>
        <table:table-row table:style-name="ro1">
          <table:table-cell office:value-type="string">
            <text:p>Sensor</text:p>
          </table:table-cell>
          <table:table-cell table:style-name="ce2" office:value-type="string">
            <text:p>ADXL330 </text:p>
          </table:table-cell>
          <table:table-cell office:value-type="string">
            <text:p>1,8V</text:p>
          </table:table-cell>
          <table:table-cell office:value-type="string">
            <text:p>3,6V</text:p>
          </table:table-cell>
          <table:table-cell/>
          <table:table-cell table:style-name="ce2" office:value-type="string">
            <text:p>180 μA at VS = 1.8 V</text:p>
          </table:table-cell>
          <table:table-cell/>
          <table:table-cell office:value-type="string">
            <text:p>Pollin „Chip“</text:p>
          </table:table-cell>
          <table:table-cell office:value-type="string">
            <text:p>ADXL330K</text:p>
          </table:table-cell>
        </table:table-row>
        <table:table-row table:style-name="ro1">
          <table:table-cell office:value-type="string">
            <text:p>Sensor</text:p>
          </table:table-cell>
          <table:table-cell table:style-name="ce2" office:value-type="string">
            <text:p>ADXL212</text:p>
          </table:table-cell>
          <table:table-cell office:value-type="string">
            <text:p>3V</text:p>
          </table:table-cell>
          <table:table-cell office:value-type="string">
            <text:p>5,25V</text:p>
          </table:table-cell>
          <table:table-cell/>
          <table:table-cell table:style-name="ce2" office:value-type="string">
            <text:p>700µA</text:p>
          </table:table-cell>
          <table:table-cell table:number-columns-repeated="3"/>
        </table:table-row>
        <table:table-row table:style-name="ro1">
          <table:table-cell office:value-type="string">
            <text:p>Sensor</text:p>
          </table:table-cell>
          <table:table-cell office:value-type="string">
            <text:p>ADXL312</text:p>
          </table:table-cell>
          <table:table-cell office:value-type="string">
            <text:p>2V</text:p>
          </table:table-cell>
          <table:table-cell office:value-type="string">
            <text:p>3,6V</text:p>
          </table:table-cell>
          <table:table-cell/>
          <table:table-cell office:value-type="string">
            <text:p>170 µA</text:p>
          </table:table-cell>
          <table:table-cell table:number-columns-repeated="3"/>
        </table:table-row>
        <table:table-row table:style-name="ro1">
          <table:table-cell office:value-type="string">
            <text:p>Sensor</text:p>
          </table:table-cell>
          <table:table-cell office:value-type="string">
            <text:p>ADXL346</text:p>
          </table:table-cell>
          <table:table-cell office:value-type="string">
            <text:p>1,7V</text:p>
          </table:table-cell>
          <table:table-cell office:value-type="string">
            <text:p>2,75V</text:p>
          </table:table-cell>
          <table:table-cell/>
          <table:table-cell office:value-type="string">
            <text:p>145 µA</text:p>
          </table:table-cell>
          <table:table-cell table:number-columns-repeated="3"/>
        </table:table-row>
        <table:table-row table:style-name="ro1">
          <table:table-cell office:value-type="string">
            <text:p>Sensor</text:p>
          </table:table-cell>
          <table:table-cell office:value-type="string">
            <text:p>ADXL345</text:p>
          </table:table-cell>
          <table:table-cell office:value-type="string">
            <text:p>2V</text:p>
          </table:table-cell>
          <table:table-cell office:value-type="string">
            <text:p>3,6V</text:p>
          </table:table-cell>
          <table:table-cell/>
          <table:table-cell office:value-type="string">
            <text:p>145 µA</text:p>
          </table:table-cell>
          <table:table-cell table:number-columns-repeated="3"/>
        </table:table-row>
        <table:table-row table:style-name="ro1">
          <table:table-cell office:value-type="string">
            <text:p>Akku</text:p>
          </table:table-cell>
          <table:table-cell table:number-columns-repeated="8"/>
        </table:table-row>
      </table:table>
      <table:table table:name="sensoren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>
            <text:p>Part# </text:p>
            <text:p>Results: 14</text:p>
          </table:table-cell>
          <table:table-cell office:value-type="string">
            <text:p># of Axes</text:p>
          </table:table-cell>
          <table:table-cell office:value-type="string">
            <text:p>Range</text:p>
          </table:table-cell>
          <table:table-cell office:value-type="string">
            <text:p>Typical Bandwidth (kHz)</text:p>
          </table:table-cell>
          <table:table-cell office:value-type="string">
            <text:p>Sensitivity</text:p>
          </table:table-cell>
          <table:table-cell office:value-type="string">
            <text:p>Sensitivity Accuracy (%)</text:p>
          </table:table-cell>
          <table:table-cell office:value-type="string">
            <text:p>Output Type</text:p>
          </table:table-cell>
          <table:table-cell office:value-type="string">
            <text:p>Noise Density (µg/rtHz)</text:p>
          </table:table-cell>
          <table:table-cell office:value-type="string">
            <text:p>Voltage Supply (V)</text:p>
          </table:table-cell>
          <table:table-cell office:value-type="string">
            <text:p>Supply Current</text:p>
          </table:table-cell>
          <table:table-cell office:value-type="string">
            <text:p>Temp Range (°C)</text:p>
          </table:table-cell>
          <table:table-cell office:value-type="string">
            <text:p>Package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212/products/product.html">ADXL212</text:a></text:p>
          </table:table-cell>
          <table:table-cell office:value-type="float" office:value="2">
            <text:p>2</text:p>
          </table:table-cell>
          <table:table-cell office:value-type="string">
            <text:p>+/- 2g</text:p>
          </table:table-cell>
          <table:table-cell office:value-type="string">
            <text:p>0.5</text:p>
          </table:table-cell>
          <table:table-cell office:value-type="string">
            <text:p>12.5 %/g</text:p>
          </table:table-cell>
          <table:table-cell office:value-type="float" office:value="40675">
            <text:p>40675</text:p>
          </table:table-cell>
          <table:table-cell office:value-type="string">
            <text:p>Digital</text:p>
          </table:table-cell>
          <table:table-cell office:value-type="string">
            <text:p>-</text:p>
          </table:table-cell>
          <table:table-cell office:value-type="string">
            <text:p>3 to 5.25</text:p>
          </table:table-cell>
          <table:table-cell office:value-type="string">
            <text:p>700µA</text:p>
          </table:table-cell>
          <table:table-cell office:value-type="string">
            <text:p>-40 to 85°C</text:p>
          </table:table-cell>
          <table:table-cell office:value-type="string">
            <text:p>8-Lead LCC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312/products/product.html">ADXL312</text:a></text:p>
          </table:table-cell>
          <table:table-cell office:value-type="float" office:value="3">
            <text:p>3</text:p>
          </table:table-cell>
          <table:table-cell office:value-type="string">
            <text:p>+/- 12 g</text:p>
          </table:table-cell>
          <table:table-cell office:value-type="float" office:value="40695">
            <text:p>40695</text:p>
          </table:table-cell>
          <table:table-cell office:value-type="string">
            <text:p>345 LSB/g</text:p>
          </table:table-cell>
          <table:table-cell office:value-type="string">
            <text:p>-</text:p>
          </table:table-cell>
          <table:table-cell office:value-type="string">
            <text:p>Digital</text:p>
          </table:table-cell>
          <table:table-cell office:value-type="float" office:value="340">
            <text:p>340</text:p>
          </table:table-cell>
          <table:table-cell office:value-type="string">
            <text:p>2.0 to 3.6</text:p>
          </table:table-cell>
          <table:table-cell office:value-type="string">
            <text:p>170µA</text:p>
          </table:table-cell>
          <table:table-cell office:value-type="string">
            <text:p>-40 to 105°C </text:p>
          </table:table-cell>
          <table:table-cell office:value-type="string">
            <text:p>5mm x 5mm LFCSP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346/products/product.html">ADXL346</text:a></text:p>
          </table:table-cell>
          <table:table-cell office:value-type="float" office:value="3">
            <text:p>3</text:p>
          </table:table-cell>
          <table:table-cell office:value-type="string">
            <text:p>+/- 2/4/8/16g</text:p>
          </table:table-cell>
          <table:table-cell office:value-type="float" office:value="40695">
            <text:p>40695</text:p>
          </table:table-cell>
          <table:table-cell office:value-type="string">
            <text:p>up to 256 LSB/g</text:p>
          </table:table-cell>
          <table:table-cell office:value-type="float" office:value="10">
            <text:p>10</text:p>
          </table:table-cell>
          <table:table-cell office:value-type="string">
            <text:p>Digital</text:p>
          </table:table-cell>
          <table:table-cell office:value-type="string">
            <text:p>-</text:p>
          </table:table-cell>
          <table:table-cell office:value-type="string">
            <text:p>1.7 to 2.75</text:p>
          </table:table-cell>
          <table:table-cell office:value-type="string">
            <text:p>145µA</text:p>
          </table:table-cell>
          <table:table-cell office:value-type="string">
            <text:p>-40 to 85°C</text:p>
          </table:table-cell>
          <table:table-cell office:value-type="string">
            <text:p>3mm x 3mm x 0.95 mm LGA</text:p>
          </table:table-cell>
        </table:table-row>
        <table:table-row table:style-name="ro1">
          <table:table-cell table:style-name="ce4" office:value-type="string">
            <text:p><text:a xlink:href="http://www.analog.com/en/mems-sensors/low-g-accelerometers/adxl345/products/product.html">ADXL345</text:a></text:p>
          </table:table-cell>
          <table:table-cell office:value-type="float" office:value="3">
            <text:p>3</text:p>
          </table:table-cell>
          <table:table-cell office:value-type="string">
            <text:p>+/- 2/4/8/16g</text:p>
          </table:table-cell>
          <table:table-cell office:value-type="float" office:value="40695">
            <text:p>40695</text:p>
          </table:table-cell>
          <table:table-cell office:value-type="string">
            <text:p>up to 256 LSB/g</text:p>
          </table:table-cell>
          <table:table-cell office:value-type="float" office:value="10">
            <text:p>10</text:p>
          </table:table-cell>
          <table:table-cell office:value-type="string">
            <text:p>Digital</text:p>
          </table:table-cell>
          <table:table-cell office:value-type="string">
            <text:p>-</text:p>
          </table:table-cell>
          <table:table-cell office:value-type="string">
            <text:p>2.0 to 3.6</text:p>
          </table:table-cell>
          <table:table-cell office:value-type="string">
            <text:p>145µA</text:p>
          </table:table-cell>
          <table:table-cell office:value-type="string">
            <text:p>-40 to 85°C</text:p>
          </table:table-cell>
          <table:table-cell office:value-type="string">
            <text:p>3mm x 5mm x 1mm LGA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4" table:number-columns-repeated="4"/>
          <table:table-cell table:style-name="ce5"/>
          <table:table-cell table:style-name="ce4" table:number-columns-repeated="6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style-name="ce4" table:number-columns-repeated="8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style-name="ce4" table:number-columns-repeated="8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style-name="ce4" table:number-columns-repeated="8"/>
        </table:table-row>
      </table:table>
      <table:table table:name="AVR" table:style-name="ta1" table:print="false"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9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3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28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22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22" table:default-cell-style-name="ce8"/>
        <table:table-column table:style-name="co43" table:default-cell-style-name="ce8"/>
        <table:table-column table:style-name="co22" table:default-cell-style-name="ce8"/>
        <table:table-column table:style-name="co41" table:default-cell-style-name="ce8"/>
        <table:table-column table:style-name="co18" table:default-cell-style-name="ce8"/>
        <table:table-column table:style-name="co47" table:default-cell-style-name="ce8"/>
        <table:table-column table:style-name="co48" table:default-cell-style-name="ce8"/>
        <table:table-column table:style-name="co41" table:number-columns-repeated="2" table:default-cell-style-name="ce8"/>
        <table:table-column table:style-name="co31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56" table:default-cell-style-name="ce8"/>
        <table:table-column table:style-name="co46" table:default-cell-style-name="ce8"/>
        <table:table-column table:style-name="co57" table:default-cell-style-name="ce8"/>
        <table:table-column table:style-name="co2" table:default-cell-style-name="ce8"/>
        <table:table-column table:style-name="co58" table:default-cell-style-name="ce8"/>
        <table:table-column table:style-name="co23" table:default-cell-style-name="ce8"/>
        <table:table-column table:style-name="co59" table:default-cell-style-name="ce8"/>
        <table:table-column table:style-name="co8" table:number-columns-repeated="968" table:default-cell-style-name="ce8"/>
        <table:table-row table:style-name="ro1">
          <table:table-cell table:style-name="ce6" office:value-type="string">
            <text:p>Device</text:p>
          </table:table-cell>
          <table:table-cell table:style-name="ce9" office:value-type="string">
            <text:p>Flash (Kbytes)</text:p>
          </table:table-cell>
          <table:table-cell table:style-name="ce9" office:value-type="string">
            <text:p>Pin Count</text:p>
          </table:table-cell>
          <table:table-cell table:style-name="ce9" office:value-type="string">
            <text:p>Max. Operating Frequency</text:p>
          </table:table-cell>
          <table:table-cell table:style-name="ce9" office:value-type="string">
            <text:p>CPU</text:p>
          </table:table-cell>
          <table:table-cell table:style-name="ce9" office:value-type="string">
            <text:p>QTouch Channels</text:p>
          </table:table-cell>
          <table:table-cell table:style-name="ce9" office:value-type="string">
            <text:p>Hardware QTouch Acquisition</text:p>
          </table:table-cell>
          <table:table-cell table:style-name="ce9" office:value-type="string">
            <text:p>Max I/O Pins</text:p>
          </table:table-cell>
          <table:table-cell table:style-name="ce9" office:value-type="string">
            <text:p>Ext Interrupts</text:p>
          </table:table-cell>
          <table:table-cell table:style-name="ce9" office:value-type="string">
            <text:p>Quadrature Decoder Channels</text:p>
          </table:table-cell>
          <table:table-cell table:style-name="ce9" office:value-type="string">
            <text:p>USB Transceiver</text:p>
          </table:table-cell>
          <table:table-cell table:style-name="ce9" office:value-type="string">
            <text:p>USB Speed</text:p>
          </table:table-cell>
          <table:table-cell table:style-name="ce9" office:value-type="string">
            <text:p>USB Interface</text:p>
          </table:table-cell>
          <table:table-cell table:style-name="ce9" office:value-type="string">
            <text:p>SPI</text:p>
          </table:table-cell>
          <table:table-cell table:style-name="ce9" office:value-type="string">
            <text:p>TWI (I2C)</text:p>
          </table:table-cell>
          <table:table-cell table:style-name="ce9" office:value-type="string">
            <text:p>UART</text:p>
          </table:table-cell>
          <table:table-cell table:style-name="ce9" office:value-type="string">
            <text:p>CAN</text:p>
          </table:table-cell>
          <table:table-cell table:style-name="ce9" office:value-type="string">
            <text:p>LIN</text:p>
          </table:table-cell>
          <table:table-cell table:style-name="ce9" office:value-type="string">
            <text:p>SSC</text:p>
          </table:table-cell>
          <table:table-cell table:style-name="ce9" office:value-type="string">
            <text:p>Ethernet</text:p>
          </table:table-cell>
          <table:table-cell table:style-name="ce9" office:value-type="string">
            <text:p>SD / eMMC</text:p>
          </table:table-cell>
          <table:table-cell table:style-name="ce9" office:value-type="string">
            <text:p>Segment LCD</text:p>
          </table:table-cell>
          <table:table-cell table:style-name="ce9" office:value-type="string">
            <text:p>Graphic LCD</text:p>
          </table:table-cell>
          <table:table-cell table:style-name="ce9" office:value-type="string">
            <text:p>Video Decoder</text:p>
          </table:table-cell>
          <table:table-cell table:style-name="ce9" office:value-type="string">
            <text:p>Camera Interface</text:p>
          </table:table-cell>
          <table:table-cell table:style-name="ce9" office:value-type="string">
            <text:p>ADC Channels</text:p>
          </table:table-cell>
          <table:table-cell table:style-name="ce9" office:value-type="string">
            <text:p>ADC Resolution (bits)</text:p>
          </table:table-cell>
          <table:table-cell table:style-name="ce9" office:value-type="string">
            <text:p>ADC Speed (ksps)</text:p>
          </table:table-cell>
          <table:table-cell table:style-name="ce9" office:value-type="string">
            <text:p>Analog Comparators</text:p>
          </table:table-cell>
          <table:table-cell table:style-name="ce9" office:value-type="string">
            <text:p>Resistive Touch Screen</text:p>
          </table:table-cell>
          <table:table-cell table:style-name="ce9" office:value-type="string">
            <text:p>DAC Channels</text:p>
          </table:table-cell>
          <table:table-cell table:style-name="ce9" office:value-type="string">
            <text:p>DAC Resolution (bits)</text:p>
          </table:table-cell>
          <table:table-cell table:style-name="ce9" office:value-type="string">
            <text:p>Temp. Sensor</text:p>
          </table:table-cell>
          <table:table-cell table:style-name="ce9" office:value-type="string">
            <text:p>SRAM (Kbytes)</text:p>
          </table:table-cell>
          <table:table-cell table:style-name="ce9" office:value-type="string">
            <text:p>EEPROM (Bytes)</text:p>
          </table:table-cell>
          <table:table-cell table:style-name="ce9" office:value-type="string">
            <text:p>Self Program Memory</text:p>
          </table:table-cell>
          <table:table-cell table:style-name="ce9" office:value-type="string">
            <text:p>External Bus Interface</text:p>
          </table:table-cell>
          <table:table-cell table:style-name="ce9" office:value-type="string">
            <text:p>DRAM Memory</text:p>
          </table:table-cell>
          <table:table-cell table:style-name="ce9" office:value-type="string">
            <text:p>NAND Interface</text:p>
          </table:table-cell>
          <table:table-cell table:style-name="ce9" office:value-type="string">
            <text:p>picoPower</text:p>
          </table:table-cell>
          <table:table-cell table:style-name="ce9" office:value-type="string">
            <text:p>Temp. Range (deg C)</text:p>
          </table:table-cell>
          <table:table-cell table:style-name="ce9" office:value-type="string">
            <text:p>I/O Supply Class (V)</text:p>
          </table:table-cell>
          <table:table-cell table:style-name="ce9" office:value-type="string">
            <text:p>Vcc (V)</text:p>
          </table:table-cell>
          <table:table-cell table:style-name="ce9" office:value-type="string">
            <text:p>FPU</text:p>
          </table:table-cell>
          <table:table-cell table:style-name="ce9" office:value-type="string">
            <text:p>MPU / MMU</text:p>
          </table:table-cell>
          <table:table-cell table:style-name="ce9" office:value-type="string">
            <text:p>Crypto Engine</text:p>
          </table:table-cell>
          <table:table-cell table:style-name="ce9" office:value-type="string">
            <text:p>Timers</text:p>
          </table:table-cell>
          <table:table-cell table:style-name="ce9" office:value-type="string">
            <text:p>Output Compare channels</text:p>
          </table:table-cell>
          <table:table-cell table:style-name="ce9" office:value-type="string">
            <text:p>Input Capture Channels</text:p>
          </table:table-cell>
          <table:table-cell table:style-name="ce9" office:value-type="string">
            <text:p>PWM Channels</text:p>
          </table:table-cell>
          <table:table-cell table:style-name="ce9" office:value-type="string">
            <text:p>32kHz RTC</text:p>
          </table:table-cell>
          <table:table-cell table:style-name="ce9" office:value-type="string">
            <text:p>Calibrated RC Oscillator</text:p>
          </table:table-cell>
          <table:table-cell table:style-name="ce9" office:value-type="string">
            <text:p>Packages</text:p>
          </table:table-cell>
          <table:table-cell table:style-name="ce9" office:value-type="string">
            <text:p>Green Packages</text:p>
          </table:table-cell>
          <table:table-cell table:style-name="ce13" table:number-columns-repeated="968"/>
        </table:table-row>
        <table:table-row table:style-name="ro1">
          <table:table-cell table:style-name="ce7" office:value-type="string">
            <text:p>AT90PWM8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7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2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2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92&amp;package_id=779&amp;green=1">QFN 32</text:a> <text:a xlink:href="../../Downloads/packagecard.asp%3Ffamily_id=607⊂family_id=760∂_id=4792&amp;package_id=800&amp;green=1">SO 2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7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959&amp;package_id=666&amp;green=1">SOIC 24</text:a> <text:a xlink:href="../../Downloads/packagecard.asp%3Ffamily_id=607⊂family_id=760∂_id=3959&amp;package_id=779&amp;green=1">QFN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21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89&amp;package_id=666&amp;green=1">SOIC 2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2B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240&amp;package_id=666&amp;green=1">SOIC 2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31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0&amp;package_id=730&amp;green=1">VQFN (Punched) 32</text:a> <text:a xlink:href="../../Downloads/packagecard.asp%3Ffamily_id=607⊂family_id=760∂_id=4190&amp;package_id=733&amp;green=1">SOIC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PWM3B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10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239&amp;package_id=730&amp;green=1">VQFN (Punched) 32</text:a> <text:a xlink:href="../../Downloads/packagecard.asp%3Ffamily_id=607⊂family_id=760∂_id=4239&amp;package_id=733&amp;green=1">SOIC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16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97&amp;package_id=951&amp;green=1">VQFN (Sawn) 32</text:a> <text:a xlink:href="../../Downloads/packagecard.asp%3Ffamily_id=607⊂family_id=760∂_id=4097&amp;package_id=725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8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96&amp;package_id=951&amp;green=1">VQFN (Sawn) 32</text:a> <text:a xlink:href="../../Downloads/packagecard.asp%3Ffamily_id=607⊂family_id=760∂_id=409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03&amp;package_id=429&amp;green=1">MLF (VQFN) 32</text:a> <text:a xlink:href="../../Downloads/packagecard.asp%3Ffamily_id=607⊂family_id=760∂_id=3303&amp;package_id=436&amp;green=1">PDIP 28</text:a> <text:a xlink:href="../../Downloads/packagecard.asp%3Ffamily_id=607⊂family_id=760∂_id=3303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19&amp;package_id=1049&amp;green=1">UFBGA 32 (6x6)</text:a> <text:a xlink:href="../../Downloads/packagecard.asp%3Ffamily_id=607⊂family_id=760∂_id=4719&amp;package_id=429&amp;green=1">MLF (VQFN) 32</text:a> <text:a xlink:href="../../Downloads/packagecard.asp%3Ffamily_id=607⊂family_id=760∂_id=4719&amp;package_id=436&amp;green=1">PDIP 28</text:a> <text:a xlink:href="../../Downloads/packagecard.asp%3Ffamily_id=607⊂family_id=760∂_id=4719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7&amp;package_id=429&amp;green=1">MLF (VQFN) 32</text:a> <text:a xlink:href="../../Downloads/packagecard.asp%3Ffamily_id=607⊂family_id=760∂_id=4197&amp;package_id=436&amp;green=1">PDIP 28</text:a> <text:a xlink:href="../../Downloads/packagecard.asp%3Ffamily_id=607⊂family_id=760∂_id=4197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8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86&amp;package_id=1049&amp;green=1">UFBGA 32 (6x6)</text:a> <text:a xlink:href="../../Downloads/packagecard.asp%3Ffamily_id=607⊂family_id=760∂_id=4586&amp;package_id=429&amp;green=1">MLF (VQFN) 32</text:a> <text:a xlink:href="../../Downloads/packagecard.asp%3Ffamily_id=607⊂family_id=760∂_id=4586&amp;package_id=436&amp;green=1">PDIP 28</text:a> <text:a xlink:href="../../Downloads/packagecard.asp%3Ffamily_id=607⊂family_id=760∂_id=458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M1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27">
            <text:p>2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15&amp;package_id=429&amp;green=1">MLF (VQFN) 32</text:a> <text:a xlink:href="../../Downloads/packagecard.asp%3Ffamily_id=607⊂family_id=760∂_id=4615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U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1&amp;package_id=951&amp;green=1">VQFN (Sawn) 32</text:a> <text:a xlink:href="../../Downloads/packagecard.asp%3Ffamily_id=607⊂family_id=760∂_id=4601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8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0&amp;package_id=429&amp;green=1">MLF (VQFN) 32</text:a> <text:a xlink:href="../../Downloads/packagecard.asp%3Ffamily_id=607⊂family_id=760∂_id=4720&amp;package_id=436&amp;green=1">PDIP 28</text:a> <text:a xlink:href="../../Downloads/packagecard.asp%3Ffamily_id=607⊂family_id=760∂_id=4720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8P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8&amp;package_id=429&amp;green=1">MLF (VQFN) 32</text:a> <text:a xlink:href="../../Downloads/packagecard.asp%3Ffamily_id=607⊂family_id=760∂_id=4198&amp;package_id=436&amp;green=1">PDIP 28</text:a> <text:a xlink:href="../../Downloads/packagecard.asp%3Ffamily_id=607⊂family_id=760∂_id=4198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M1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27">
            <text:p>2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16&amp;package_id=429&amp;green=1">MLF (VQFN) 32</text:a> <text:a xlink:href="../../Downloads/packagecard.asp%3Ffamily_id=607⊂family_id=760∂_id=461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U2</text:p>
          </table:table-cell>
          <table:table-cell table:number-columns-repeated="2"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2&amp;package_id=951&amp;green=1">VQFN (Sawn) 32</text:a> <text:a xlink:href="../../Downloads/packagecard.asp%3Ffamily_id=607⊂family_id=760∂_id=4602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01&amp;package_id=936&amp;green=1">MLF (VQFN) 28</text:a> <text:a xlink:href="../../Downloads/packagecard.asp%3Ffamily_id=607⊂family_id=760∂_id=3301&amp;package_id=429&amp;green=1">MLF (VQFN) 32</text:a> <text:a xlink:href="../../Downloads/packagecard.asp%3Ffamily_id=607⊂family_id=760∂_id=3301&amp;package_id=436&amp;green=1">PDIP 28</text:a> <text:a xlink:href="../../Downloads/packagecard.asp%3Ffamily_id=607⊂family_id=760∂_id=3301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16&amp;package_id=936&amp;green=1">MLF (VQFN) 28</text:a> <text:a xlink:href="../../Downloads/packagecard.asp%3Ffamily_id=607⊂family_id=760∂_id=4716&amp;package_id=1049&amp;green=1">UFBGA 32 (6x6)</text:a> <text:a xlink:href="../../Downloads/packagecard.asp%3Ffamily_id=607⊂family_id=760∂_id=4716&amp;package_id=429&amp;green=1">MLF (VQFN) 32</text:a> <text:a xlink:href="../../Downloads/packagecard.asp%3Ffamily_id=607⊂family_id=760∂_id=4716&amp;package_id=436&amp;green=1">PDIP 28</text:a> <text:a xlink:href="../../Downloads/packagecard.asp%3Ffamily_id=607⊂family_id=760∂_id=471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5&amp;package_id=936&amp;green=1">MLF (VQFN) 28</text:a> <text:a xlink:href="../../Downloads/packagecard.asp%3Ffamily_id=607⊂family_id=760∂_id=4195&amp;package_id=429&amp;green=1">MLF (VQFN) 32</text:a> <text:a xlink:href="../../Downloads/packagecard.asp%3Ffamily_id=607⊂family_id=760∂_id=4195&amp;package_id=436&amp;green=1">PDIP 28</text:a> <text:a xlink:href="../../Downloads/packagecard.asp%3Ffamily_id=607⊂family_id=760∂_id=4195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48P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0.5</text:p>
          </table:table-cell>
          <table:table-cell table:style-name="ce10" office:value-type="float" office:value="256">
            <text:p>256</text:p>
          </table:table-cell>
          <table:table-cell table:style-name="ce10" office:value-type="string">
            <text:p>no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04&amp;package_id=936&amp;green=1">MLF (VQFN) 28</text:a> <text:a xlink:href="../../Downloads/packagecard.asp%3Ffamily_id=607⊂family_id=760∂_id=4504&amp;package_id=1049&amp;green=1">UFBGA 32 (6x6)</text:a> <text:a xlink:href="../../Downloads/packagecard.asp%3Ffamily_id=607⊂family_id=760∂_id=4504&amp;package_id=429&amp;green=1">MLF (VQFN) 32</text:a> <text:a xlink:href="../../Downloads/packagecard.asp%3Ffamily_id=607⊂family_id=760∂_id=4504&amp;package_id=436&amp;green=1">PDIP 28</text:a> <text:a xlink:href="../../Downloads/packagecard.asp%3Ffamily_id=607⊂family_id=760∂_id=4504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M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27">
            <text:p>2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es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17&amp;package_id=429&amp;green=1">MLF (VQFN) 32</text:a> <text:a xlink:href="../../Downloads/packagecard.asp%3Ffamily_id=607⊂family_id=760∂_id=4617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04&amp;package_id=429&amp;green=1">MLF (VQFN) 32</text:a> <text:a xlink:href="../../Downloads/packagecard.asp%3Ffamily_id=607⊂family_id=760∂_id=2004&amp;package_id=436&amp;green=1">PDIP 28</text:a> <text:a xlink:href="../../Downloads/packagecard.asp%3Ffamily_id=607⊂family_id=760∂_id=2004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02&amp;package_id=429&amp;green=1">MLF (VQFN) 32</text:a> <text:a xlink:href="../../Downloads/packagecard.asp%3Ffamily_id=607⊂family_id=760∂_id=3302&amp;package_id=436&amp;green=1">PDIP 28</text:a> <text:a xlink:href="../../Downloads/packagecard.asp%3Ffamily_id=607⊂family_id=760∂_id=3302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A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18&amp;package_id=1049&amp;green=1">UFBGA 32 (6x6)</text:a> <text:a xlink:href="../../Downloads/packagecard.asp%3Ffamily_id=607⊂family_id=760∂_id=4718&amp;package_id=429&amp;green=1">MLF (VQFN) 32</text:a> <text:a xlink:href="../../Downloads/packagecard.asp%3Ffamily_id=607⊂family_id=760∂_id=4718&amp;package_id=436&amp;green=1">PDIP 28</text:a> <text:a xlink:href="../../Downloads/packagecard.asp%3Ffamily_id=607⊂family_id=760∂_id=4718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P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196&amp;package_id=429&amp;green=1">MLF (VQFN) 32</text:a> <text:a xlink:href="../../Downloads/packagecard.asp%3Ffamily_id=607⊂family_id=760∂_id=4196&amp;package_id=436&amp;green=1">PDIP 28</text:a> <text:a xlink:href="../../Downloads/packagecard.asp%3Ffamily_id=607⊂family_id=760∂_id=419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8PA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46&amp;package_id=936&amp;green=1">MLF (VQFN) 28</text:a> <text:a xlink:href="../../Downloads/packagecard.asp%3Ffamily_id=607⊂family_id=760∂_id=4446&amp;package_id=1049&amp;green=1">UFBGA 32 (6x6)</text:a> <text:a xlink:href="../../Downloads/packagecard.asp%3Ffamily_id=607⊂family_id=760∂_id=4446&amp;package_id=429&amp;green=1">MLF (VQFN) 32</text:a> <text:a xlink:href="../../Downloads/packagecard.asp%3Ffamily_id=607⊂family_id=760∂_id=4446&amp;package_id=436&amp;green=1">PDIP 28</text:a> <text:a xlink:href="../../Downloads/packagecard.asp%3Ffamily_id=607⊂family_id=760∂_id=4446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A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o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string">
            <text:p>--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85&amp;package_id=429&amp;green=1">MLF (VQFN) 32</text:a> <text:a xlink:href="../../Downloads/packagecard.asp%3Ffamily_id=607⊂family_id=760∂_id=4585&amp;package_id=436&amp;green=1">PDIP 28</text:a> <text:a xlink:href="../../Downloads/packagecard.asp%3Ffamily_id=607⊂family_id=760∂_id=4585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U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0&amp;package_id=951&amp;green=1">VQFN (Sawn) 32</text:a> <text:a xlink:href="../../Downloads/packagecard.asp%3Ffamily_id=607⊂family_id=760∂_id=4600&amp;package_id=473&amp;green=1">TQFP 32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4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6&amp;package_id=430&amp;green=1">MLF (VQFN) 44</text:a> <text:a xlink:href="../../Downloads/packagecard.asp%3Ffamily_id=607⊂family_id=760∂_id=4726&amp;package_id=439&amp;green=1">PDIP 40</text:a> <text:a xlink:href="../../Downloads/packagecard.asp%3Ffamily_id=607⊂family_id=760∂_id=4726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4P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331&amp;package_id=430&amp;green=1">MLF (VQFN) 44</text:a> <text:a xlink:href="../../Downloads/packagecard.asp%3Ffamily_id=607⊂family_id=760∂_id=4331&amp;package_id=439&amp;green=1">PDIP 40</text:a> <text:a xlink:href="../../Downloads/packagecard.asp%3Ffamily_id=607⊂family_id=760∂_id=4331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0&amp;package_id=430&amp;green=1">MLF (VQFN) 44</text:a> <text:a xlink:href="../../Downloads/packagecard.asp%3Ffamily_id=607⊂family_id=760∂_id=2010&amp;package_id=439&amp;green=1">PDIP 40</text:a> <text:a xlink:href="../../Downloads/packagecard.asp%3Ffamily_id=607⊂family_id=760∂_id=2010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2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23&amp;package_id=430&amp;green=1">MLF (VQFN) 44</text:a> <text:a xlink:href="../../Downloads/packagecard.asp%3Ffamily_id=607⊂family_id=760∂_id=2023&amp;package_id=439&amp;green=1">PDIP 40</text:a> <text:a xlink:href="../../Downloads/packagecard.asp%3Ffamily_id=607⊂family_id=760∂_id=2023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4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2&amp;package_id=993&amp;green=1">QFN 44</text:a> <text:a xlink:href="../../Downloads/packagecard.asp%3Ffamily_id=607⊂family_id=760∂_id=4722&amp;package_id=1017&amp;green=1">VFBGA 49</text:a> <text:a xlink:href="../../Downloads/packagecard.asp%3Ffamily_id=607⊂family_id=760∂_id=4722&amp;package_id=430&amp;green=1">MLF (VQFN) 44</text:a> <text:a xlink:href="../../Downloads/packagecard.asp%3Ffamily_id=607⊂family_id=760∂_id=4722&amp;package_id=439&amp;green=1">PDIP 40</text:a> <text:a xlink:href="../../Downloads/packagecard.asp%3Ffamily_id=607⊂family_id=760∂_id=4722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4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87&amp;package_id=993&amp;green=1">QFN 44</text:a> <text:a xlink:href="../../Downloads/packagecard.asp%3Ffamily_id=607⊂family_id=760∂_id=3887&amp;package_id=430&amp;green=1">MLF (VQFN) 44</text:a> <text:a xlink:href="../../Downloads/packagecard.asp%3Ffamily_id=607⊂family_id=760∂_id=3887&amp;package_id=439&amp;green=1">PDIP 40</text:a> <text:a xlink:href="../../Downloads/packagecard.asp%3Ffamily_id=607⊂family_id=760∂_id=3887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4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17&amp;package_id=993&amp;green=1">QFN 44</text:a> <text:a xlink:href="../../Downloads/packagecard.asp%3Ffamily_id=607⊂family_id=760∂_id=4517&amp;package_id=1017&amp;green=1">VFBGA 49</text:a> <text:a xlink:href="../../Downloads/packagecard.asp%3Ffamily_id=607⊂family_id=760∂_id=4517&amp;package_id=430&amp;green=1">MLF (VQFN) 44</text:a> <text:a xlink:href="../../Downloads/packagecard.asp%3Ffamily_id=607⊂family_id=760∂_id=4517&amp;package_id=439&amp;green=1">PDIP 40</text:a> <text:a xlink:href="../../Downloads/packagecard.asp%3Ffamily_id=607⊂family_id=760∂_id=4517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03&amp;package_id=430&amp;green=1">MLF (VQFN) 44</text:a> <text:a xlink:href="../../Downloads/packagecard.asp%3Ffamily_id=607⊂family_id=760∂_id=4403&amp;package_id=439&amp;green=1">PDIP 40</text:a> <text:a xlink:href="../../Downloads/packagecard.asp%3Ffamily_id=607⊂family_id=760∂_id=4403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U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no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1" office:value-type="string">
            <text:p>2.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380&amp;package_id=952&amp;green=1">VQFN (Sawn) 44</text:a> <text:a xlink:href="../../Downloads/packagecard.asp%3Ffamily_id=607⊂family_id=760∂_id=4380&amp;package_id=616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4&amp;package_id=430&amp;green=1">MLF (VQFN) 44</text:a> <text:a xlink:href="../../Downloads/packagecard.asp%3Ffamily_id=607⊂family_id=760∂_id=2014&amp;package_id=439&amp;green=1">PDIP 40</text:a> <text:a xlink:href="../../Downloads/packagecard.asp%3Ffamily_id=607⊂family_id=760∂_id=201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4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3&amp;package_id=993&amp;green=1">QFN 44</text:a> <text:a xlink:href="../../Downloads/packagecard.asp%3Ffamily_id=607⊂family_id=760∂_id=4723&amp;package_id=1017&amp;green=1">VFBGA 49</text:a> <text:a xlink:href="../../Downloads/packagecard.asp%3Ffamily_id=607⊂family_id=760∂_id=4723&amp;package_id=430&amp;green=1">MLF (VQFN) 44</text:a> <text:a xlink:href="../../Downloads/packagecard.asp%3Ffamily_id=607⊂family_id=760∂_id=4723&amp;package_id=439&amp;green=1">PDIP 40</text:a> <text:a xlink:href="../../Downloads/packagecard.asp%3Ffamily_id=607⊂family_id=760∂_id=4723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4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88&amp;package_id=430&amp;green=1">MLF (VQFN) 44</text:a> <text:a xlink:href="../../Downloads/packagecard.asp%3Ffamily_id=607⊂family_id=760∂_id=3888&amp;package_id=439&amp;green=1">PDIP 40</text:a> <text:a xlink:href="../../Downloads/packagecard.asp%3Ffamily_id=607⊂family_id=760∂_id=3888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4P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47&amp;package_id=993&amp;green=1">QFN 44</text:a> <text:a xlink:href="../../Downloads/packagecard.asp%3Ffamily_id=607⊂family_id=760∂_id=4447&amp;package_id=1017&amp;green=1">VFBGA 49</text:a> <text:a xlink:href="../../Downloads/packagecard.asp%3Ffamily_id=607⊂family_id=760∂_id=4447&amp;package_id=430&amp;green=1">MLF (VQFN) 44</text:a> <text:a xlink:href="../../Downloads/packagecard.asp%3Ffamily_id=607⊂family_id=760∂_id=4447&amp;package_id=439&amp;green=1">PDIP 40</text:a> <text:a xlink:href="../../Downloads/packagecard.asp%3Ffamily_id=607⊂family_id=760∂_id=4447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404&amp;package_id=430&amp;green=1">MLF (VQFN) 44</text:a> <text:a xlink:href="../../Downloads/packagecard.asp%3Ffamily_id=607⊂family_id=760∂_id=4404&amp;package_id=439&amp;green=1">PDIP 40</text:a> <text:a xlink:href="../../Downloads/packagecard.asp%3Ffamily_id=607⊂family_id=760∂_id=440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U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no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yes</text:p>
          </table:table-cell>
          <table:table-cell table:style-name="ce11" office:value-type="string">
            <text:p>3.3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317&amp;package_id=952&amp;green=1">VQFN (Sawn) 44</text:a> <text:a xlink:href="../../Downloads/packagecard.asp%3Ffamily_id=607⊂family_id=760∂_id=4317&amp;package_id=616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94&amp;package_id=430&amp;green=1">MLF (VQFN) 44</text:a> <text:a xlink:href="../../Downloads/packagecard.asp%3Ffamily_id=607⊂family_id=760∂_id=3694&amp;package_id=439&amp;green=1">PDIP 40</text:a> <text:a xlink:href="../../Downloads/packagecard.asp%3Ffamily_id=607⊂family_id=760∂_id=369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24&amp;package_id=993&amp;green=1">QFN 44</text:a> <text:a xlink:href="../../Downloads/packagecard.asp%3Ffamily_id=607⊂family_id=760∂_id=4724&amp;package_id=1017&amp;green=1">VFBGA 49</text:a> <text:a xlink:href="../../Downloads/packagecard.asp%3Ffamily_id=607⊂family_id=760∂_id=4724&amp;package_id=430&amp;green=1">MLF (VQFN) 44</text:a> <text:a xlink:href="../../Downloads/packagecard.asp%3Ffamily_id=607⊂family_id=760∂_id=4724&amp;package_id=439&amp;green=1">PDIP 40</text:a> <text:a xlink:href="../../Downloads/packagecard.asp%3Ffamily_id=607⊂family_id=760∂_id=472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P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96&amp;package_id=430&amp;green=1">MLF (VQFN) 44</text:a> <text:a xlink:href="../../Downloads/packagecard.asp%3Ffamily_id=607⊂family_id=760∂_id=3896&amp;package_id=439&amp;green=1">PDIP 40</text:a> <text:a xlink:href="../../Downloads/packagecard.asp%3Ffamily_id=607⊂family_id=760∂_id=3896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4P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04&amp;package_id=993&amp;green=1">QFN 44</text:a> <text:a xlink:href="../../Downloads/packagecard.asp%3Ffamily_id=607⊂family_id=760∂_id=4604&amp;package_id=1017&amp;green=1">VFBGA 49</text:a> <text:a xlink:href="../../Downloads/packagecard.asp%3Ffamily_id=607⊂family_id=760∂_id=4604&amp;package_id=430&amp;green=1">MLF (VQFN) 44</text:a> <text:a xlink:href="../../Downloads/packagecard.asp%3Ffamily_id=607⊂family_id=760∂_id=4604&amp;package_id=439&amp;green=1">PDIP 40</text:a> <text:a xlink:href="../../Downloads/packagecard.asp%3Ffamily_id=607⊂family_id=760∂_id=4604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51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06&amp;package_id=430&amp;green=1">MLF (VQFN) 44</text:a> <text:a xlink:href="../../Downloads/packagecard.asp%3Ffamily_id=607⊂family_id=760∂_id=2006&amp;package_id=439&amp;green=1">PDIP 40</text:a> <text:a xlink:href="../../Downloads/packagecard.asp%3Ffamily_id=607⊂family_id=760∂_id=2006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853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0.5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08&amp;package_id=430&amp;green=1">MLF (VQFN) 44</text:a> <text:a xlink:href="../../Downloads/packagecard.asp%3Ffamily_id=607⊂family_id=760∂_id=2008&amp;package_id=439&amp;green=1">PDIP 40</text:a> <text:a xlink:href="../../Downloads/packagecard.asp%3Ffamily_id=607⊂family_id=760∂_id=2008&amp;package_id=474&amp;green=1">TQFP 4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CAN128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388&amp;package_id=633&amp;green=1">VQFN (Sawn) 64</text:a> <text:a xlink:href="../../Downloads/packagecard.asp%3Ffamily_id=607⊂family_id=760∂_id=3388&amp;package_id=72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CAN32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795&amp;package_id=633&amp;green=1">VQFN (Sawn) 64</text:a> <text:a xlink:href="../../Downloads/packagecard.asp%3Ffamily_id=607⊂family_id=760∂_id=3795&amp;package_id=72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CAN64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796&amp;package_id=633&amp;green=1">VQFN (Sawn) 64</text:a> <text:a xlink:href="../../Downloads/packagecard.asp%3Ffamily_id=607⊂family_id=760∂_id=3796&amp;package_id=72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1286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4&amp;package_id=615&amp;green=1">TQFP 64</text:a> <text:a xlink:href="../../Downloads/packagecard.asp%3Ffamily_id=607⊂family_id=760∂_id=3874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1287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 + OTG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5&amp;package_id=615&amp;green=1">TQFP 64</text:a> <text:a xlink:href="../../Downloads/packagecard.asp%3Ffamily_id=607⊂family_id=760∂_id=3875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646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7&amp;package_id=615&amp;green=1">TQFP 64</text:a> <text:a xlink:href="../../Downloads/packagecard.asp%3Ffamily_id=607⊂family_id=760∂_id=3877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90USB647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full speed</text:p>
          </table:table-cell>
          <table:table-cell table:style-name="ce10" office:value-type="string">
            <text:p>device + OTG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76&amp;package_id=615&amp;green=1">TQFP 64</text:a> <text:a xlink:href="../../Downloads/packagecard.asp%3Ffamily_id=607⊂family_id=760∂_id=3876&amp;package_id=633&amp;green=1">VQFN (Sawn)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8&amp;package_id=431&amp;green=1">MLF (VQFN) 64</text:a> <text:a xlink:href="../../Downloads/packagecard.asp%3Ffamily_id=607⊂family_id=760∂_id=201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1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0&amp;package_id=431&amp;green=1">MLF (VQFN) 64</text:a> <text:a xlink:href="../../Downloads/packagecard.asp%3Ffamily_id=607⊂family_id=760∂_id=3630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A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74&amp;package_id=431&amp;green=1">MLF (VQFN) 64</text:a> <text:a xlink:href="../../Downloads/packagecard.asp%3Ffamily_id=607⊂family_id=760∂_id=4574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5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89&amp;package_id=431&amp;green=1">MLF (VQFN) 64</text:a> <text:a xlink:href="../../Downloads/packagecard.asp%3Ffamily_id=607⊂family_id=760∂_id=3889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5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798&amp;package_id=431&amp;green=1">MLF (VQFN) 64</text:a> <text:a xlink:href="../../Downloads/packagecard.asp%3Ffamily_id=607⊂family_id=760∂_id=479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9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1&amp;package_id=994&amp;green=1">QFN 64</text:a> <text:a xlink:href="../../Downloads/packagecard.asp%3Ffamily_id=607⊂family_id=760∂_id=4901&amp;package_id=431&amp;green=1">MLF (VQFN) 64</text:a> <text:a xlink:href="../../Downloads/packagecard.asp%3Ffamily_id=607⊂family_id=760∂_id=490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9P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895&amp;package_id=476&amp;green=1">TQFP 64</text:a> <text:a xlink:href="../../Downloads/packagecard.asp%3Ffamily_id=607⊂family_id=760∂_id=3895&amp;package_id=859&amp;green=1">QFN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69PA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651&amp;package_id=994&amp;green=1">QFN 64</text:a> <text:a xlink:href="../../Downloads/packagecard.asp%3Ffamily_id=607⊂family_id=760∂_id=4651&amp;package_id=431&amp;green=1">MLF (VQFN) 64</text:a> <text:a xlink:href="../../Downloads/packagecard.asp%3Ffamily_id=607⊂family_id=760∂_id=465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2561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1&amp;package_id=431&amp;green=1">MLF (VQFN) 64</text:a> <text:a xlink:href="../../Downloads/packagecard.asp%3Ffamily_id=607⊂family_id=760∂_id=363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3&amp;package_id=431&amp;green=1">MLF (VQFN) 64</text:a> <text:a xlink:href="../../Downloads/packagecard.asp%3Ffamily_id=607⊂family_id=760∂_id=348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3&amp;package_id=431&amp;green=1">MLF (VQFN) 64</text:a> <text:a xlink:href="../../Downloads/packagecard.asp%3Ffamily_id=607⊂family_id=760∂_id=489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60&amp;package_id=431&amp;green=1">MLF (VQFN) 64</text:a> <text:a xlink:href="../../Downloads/packagecard.asp%3Ffamily_id=607⊂family_id=760∂_id=4060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49&amp;package_id=431&amp;green=1">MLF (VQFN) 64</text:a> <text:a xlink:href="../../Downloads/packagecard.asp%3Ffamily_id=607⊂family_id=760∂_id=3549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2&amp;package_id=431&amp;green=1">MLF (VQFN) 64</text:a> <text:a xlink:href="../../Downloads/packagecard.asp%3Ffamily_id=607⊂family_id=760∂_id=4902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58&amp;package_id=431&amp;green=1">MLF (VQFN) 64</text:a> <text:a xlink:href="../../Downloads/packagecard.asp%3Ffamily_id=607⊂family_id=760∂_id=405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P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93&amp;package_id=431&amp;green=1">MLF (VQFN) 64</text:a> <text:a xlink:href="../../Downloads/packagecard.asp%3Ffamily_id=607⊂family_id=760∂_id=499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2016&amp;package_id=431&amp;green=1">MLF (VQFN) 64</text:a> <text:a xlink:href="../../Downloads/packagecard.asp%3Ffamily_id=607⊂family_id=760∂_id=2016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6&amp;package_id=431&amp;green=1">MLF (VQFN) 64</text:a> <text:a xlink:href="../../Downloads/packagecard.asp%3Ffamily_id=607⊂family_id=760∂_id=3486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A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7&amp;package_id=431&amp;green=1">MLF (VQFN) 64</text:a> <text:a xlink:href="../../Downloads/packagecard.asp%3Ffamily_id=607⊂family_id=760∂_id=4897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P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8&amp;package_id=431&amp;green=1">MLF (VQFN) 64</text:a> <text:a xlink:href="../../Downloads/packagecard.asp%3Ffamily_id=607⊂family_id=760∂_id=4898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51&amp;package_id=431&amp;green=1">MLF (VQFN) 64</text:a> <text:a xlink:href="../../Downloads/packagecard.asp%3Ffamily_id=607⊂family_id=760∂_id=3551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A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3&amp;package_id=431&amp;green=1">MLF (VQFN) 64</text:a> <text:a xlink:href="../../Downloads/packagecard.asp%3Ffamily_id=607⊂family_id=760∂_id=4903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P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7">
            <text:p>17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5&amp;package_id=431&amp;green=1">MLF (VQFN) 64</text:a> <text:a xlink:href="../../Downloads/packagecard.asp%3Ffamily_id=607⊂family_id=760∂_id=4905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A</text:p>
          </table:table-cell>
          <table:table-cell table:number-columns-repeated="2" table:style-name="ce10" office:value-type="float" office:value="64">
            <text:p>64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2.7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534&amp;package_id=431&amp;green=1">MLF (VQFN) 64</text:a> <text:a xlink:href="../../Downloads/packagecard.asp%3Ffamily_id=607⊂family_id=760∂_id=4534&amp;package_id=476&amp;green=1">TQFP 64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1280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3&amp;package_id=479&amp;green=1">TQFP 100</text:a> <text:a xlink:href="../../Downloads/packagecard.asp%3Ffamily_id=607⊂family_id=760∂_id=3633&amp;package_id=914&amp;green=1">CBGA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256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32&amp;package_id=479&amp;green=1">TQFP 100</text:a> <text:a xlink:href="../../Downloads/packagecard.asp%3Ffamily_id=607⊂family_id=760∂_id=3632&amp;package_id=914&amp;green=1">CBGA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0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4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0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4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50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61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0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50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0A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4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3290P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24">
            <text:p>1024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059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096">
            <text:p>4096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629&amp;package_id=479&amp;green=1">TQFP 100</text:a> <text:a xlink:href="../../Downloads/packagecard.asp%3Ffamily_id=607⊂family_id=760∂_id=3629&amp;package_id=914&amp;green=1">CBGA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485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0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0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50P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25">
            <text:p>25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899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3552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0A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6&amp;package_id=479&amp;green=1">TQFP 100</text:a> </text:p>
          </table:table-cell>
          <table:table-cell table:number-columns-repeated="968"/>
        </table:table-row>
        <table:table-row table:style-name="ro1">
          <table:table-cell table:style-name="ce7" office:value-type="string">
            <text:p>ATmega6490P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8-bit AVR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no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32">
            <text:p>32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yes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-40 to 85 °C</text:p>
          </table:table-cell>
          <table:table-cell table:style-name="ce10" office:value-type="string">
            <text:p>1.8 to 5.5</text:p>
          </table:table-cell>
          <table:table-cell table:style-name="ce10" office:value-type="string">
            <text:p>--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no / no</text:p>
          </table:table-cell>
          <table:table-cell table:style-name="ce10" office:value-type="string">
            <text:p>no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2" office:value-type="string">
            <text:p><text:s/><text:a xlink:href="../../Downloads/packagecard.asp%3Ffamily_id=607⊂family_id=760∂_id=4907&amp;package_id=479&amp;green=1">TQFP 100</text:a> </text:p>
          </table:table-cell>
          <table:table-cell table:number-columns-repeated="968"/>
        </table:table-row>
        <table:table-row table:style-name="ro1" table:number-rows-repeated="1048477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AVR.A1:AVR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rade Gothic LT Std" svg:font-family="'Trade Gothic LT Std', 'Trade Gothic LT St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.07.2011</text:date>, <text:time>00:0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as Heckmann</meta:initial-creator>
    <meta:creation-date>2011-07-18T12:10:06.58</meta:creation-date>
    <meta:generator>LibreOffice/3.3$Win32 LibreOffice_project/330m19$Build-202</meta:generator>
    <dc:date>2011-07-19T00:07:58.99</dc:date>
    <dc:creator>Mathias Heckmann</dc:creator>
    <meta:editing-duration>PT11H58M</meta:editing-duration>
    <meta:editing-cycles>6</meta:editing-cycles>
    <meta:document-statistic meta:table-count="3" meta:cell-count="5300" meta:object-count="0"/>
  </office:meta>
</office:document-meta>
</file>